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0868CE5381E603B6D06.png" manifest:media-type="image/png"/>
  <manifest:file-entry manifest:full-path="Pictures/100002010000012600000034AB0A9AB69002E07E.png" manifest:media-type="image/png"/>
  <manifest:file-entry manifest:full-path="Pictures/100002010000055600000300AABB55174EB1A883.png" manifest:media-type="image/png"/>
  <manifest:file-entry manifest:full-path="Pictures/10000201000002E80000004037E0932DC7C79330.png" manifest:media-type="image/png"/>
  <manifest:file-entry manifest:full-path="Pictures/1000020100000182000000CCB17B878AF341E61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0359b9" officeooo:paragraph-rsid="000359b9" style:font-size-asian="24pt" style:font-size-complex="24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fo:font-size="16pt" officeooo:rsid="000359b9" officeooo:paragraph-rsid="000359b9" style:font-size-asian="16pt" style:font-size-complex="16pt"/>
    </style:style>
    <style:style style:name="P4" style:family="paragraph" style:parent-style-name="Header">
      <style:paragraph-properties fo:text-align="center" style:justify-single-word="false"/>
      <style:text-properties fo:font-size="14pt" officeooo:rsid="000359b9" officeooo:paragraph-rsid="000359b9" style:font-size-asian="14pt" style:font-size-complex="14pt"/>
    </style:style>
    <style:style style:name="P5" style:family="paragraph" style:parent-style-name="Header">
      <style:paragraph-properties fo:text-align="start" style:justify-single-word="false"/>
      <style:text-properties fo:font-size="14pt" officeooo:rsid="000359b9" officeooo:paragraph-rsid="000359b9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1">Task1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0.3193in" svg:y="5.5091in" svg:width="6.9118in" svg:height="1.4366in" draw:z-index="0"><draw:image xlink:href="Pictures/10000201000002E80000004037E0932DC7C79330.png" xlink:type="simple" xlink:show="embed" xlink:actuate="onLoad" loext:mime-type="image/png"/></draw:frame><draw:frame draw:style-name="fr1" draw:name="Image2" text:anchor-type="paragraph" svg:x="0.9626in" svg:y="2.9311in" svg:width="4.0209in" svg:height="2.1252in" draw:z-index="1"><draw:image xlink:href="Pictures/1000020100000182000000CCB17B878AF341E615.png" xlink:type="simple" xlink:show="embed" xlink:actuate="onLoad" loext:mime-type="image/png"/></draw:frame><draw:frame draw:style-name="fr1" draw:name="Image3" text:anchor-type="paragraph" svg:x="1.6189in" svg:y="1.9854in" svg:width="3.0626in" svg:height="0.5417in" draw:z-index="2"><draw:image xlink:href="Pictures/100002010000012600000034AB0A9AB69002E07E.png" xlink:type="simple" xlink:show="embed" xlink:actuate="onLoad" loext:mime-type="image/png"/></draw:frame><draw:frame draw:style-name="fr2" draw:name="Image4" text:anchor-type="paragraph" svg:width="6.6665in" svg:height="1.3957in" draw:z-index="3"><draw:image xlink:href="Pictures/1000020100000280000000868CE5381E603B6D0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2"/>
      <text:p text:style-name="P3">Task2</text:p>
      <text:p text:style-name="P3"/>
      <text:p text:style-name="P3"/>
      <text:p text:style-name="P3"><draw:frame draw:style-name="fr3" draw:name="Image5" text:anchor-type="paragraph" svg:width="6.9252in" svg:height="3.8929in" draw:z-index="4"><draw:image xlink:href="Pictures/100002010000055600000300AABB55174EB1A88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officeooo:rsid="000359b9" officeooo:paragraph-rsid="000359b9" style:font-size-asian="14pt" style:font-size-complex="14pt"/>
    </style:style>
    <style:style style:name="MP2" style:family="paragraph" style:parent-style-name="Header">
      <style:paragraph-properties fo:text-align="start" style:justify-single-word="false"/>
      <style:text-properties fo:font-size="14pt" officeooo:rsid="000359b9" officeooo:paragraph-rsid="000359b9" style:font-size-asian="14pt" style:font-size-complex="14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LAB-14</text:p>
        <text:p text:style-name="MP2">NEHA-E-NOOR</text:p>
        <text:p text:style-name="MP2">FA17-BECE-000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0T11:03:17.906596719</meta:creation-date>
    <dc:date>2019-12-30T11:14:18.466176375</dc:date>
    <meta:editing-duration>PT39S</meta:editing-duration>
    <meta:editing-cycles>1</meta:editing-cycles>
    <meta:document-statistic meta:table-count="0" meta:image-count="5" meta:object-count="0" meta:page-count="2" meta:paragraph-count="5" meta:word-count="5" meta:character-count="41" meta:non-whitespace-character-count="41"/>
    <meta:generator>LibreOffice/6.0.7.3$Linux_X86_64 LibreOffice_project/00m0$Build-3</meta:generator>
  </office:meta>
</office:document-meta>
</file>